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52326" officeooo:paragraph-rsid="00052326"/>
    </style:style>
    <style:style style:name="P2" style:family="paragraph" style:parent-style-name="Standard">
      <style:paragraph-properties fo:text-align="justify" style:justify-single-word="false"/>
      <style:text-properties officeooo:rsid="000530a3" officeooo:paragraph-rsid="000530a3"/>
    </style:style>
    <style:style style:name="P3" style:family="paragraph" style:parent-style-name="Standard">
      <style:paragraph-properties fo:text-align="justify" style:justify-single-word="false"/>
      <style:text-properties officeooo:rsid="0006f5a3" officeooo:paragraph-rsid="0006f5a3"/>
    </style:style>
    <style:style style:name="P4" style:family="paragraph" style:parent-style-name="Standard">
      <style:paragraph-properties fo:text-align="justify" style:justify-single-word="false"/>
      <style:text-properties officeooo:rsid="00071e9c" officeooo:paragraph-rsid="00071e9c"/>
    </style:style>
    <style:style style:name="P5" style:family="paragraph" style:parent-style-name="Standard">
      <style:paragraph-properties fo:text-align="justify" style:justify-single-word="false"/>
      <style:text-properties officeooo:rsid="00071e9c" officeooo:paragraph-rsid="0011752e"/>
    </style:style>
    <style:style style:name="P6" style:family="paragraph" style:parent-style-name="Standard">
      <style:paragraph-properties fo:text-align="justify" style:justify-single-word="false"/>
      <style:text-properties officeooo:rsid="00087ba4" officeooo:paragraph-rsid="00087ba4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30a3" officeooo:paragraph-rsid="000530a3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00aa2e0" officeooo:paragraph-rsid="000aa2e0"/>
    </style:style>
    <style:style style:name="P9" style:family="paragraph" style:parent-style-name="Standard">
      <style:paragraph-properties fo:text-align="justify" style:justify-single-word="false"/>
      <style:text-properties fo:color="#009900" officeooo:rsid="000530a3" officeooo:paragraph-rsid="000530a3"/>
    </style:style>
    <style:style style:name="P10" style:family="paragraph" style:parent-style-name="Standard">
      <style:paragraph-properties fo:text-align="justify" style:justify-single-word="false"/>
      <style:text-properties fo:color="#009900" officeooo:rsid="00071e9c" officeooo:paragraph-rsid="0011752e"/>
    </style:style>
    <style:style style:name="P11" style:family="paragraph" style:parent-style-name="Standard">
      <style:paragraph-properties fo:text-align="justify" style:justify-single-word="false"/>
      <style:text-properties fo:color="#009900" officeooo:rsid="00071e9c" officeooo:paragraph-rsid="00071e9c"/>
    </style:style>
    <style:style style:name="T1" style:family="text">
      <style:text-properties officeooo:rsid="00071476"/>
    </style:style>
    <style:style style:name="T2" style:family="text">
      <style:text-properties officeooo:rsid="00071e9c"/>
    </style:style>
    <style:style style:name="T3" style:family="text">
      <style:text-properties officeooo:rsid="000aa2e0"/>
    </style:style>
    <style:style style:name="T4" style:family="text">
      <style:text-properties officeooo:rsid="000bd4e8"/>
    </style:style>
    <style:style style:name="T5" style:family="text">
      <style:text-properties officeooo:rsid="000da346"/>
    </style:style>
    <style:style style:name="T6" style:family="text">
      <style:text-properties officeooo:rsid="0011752e"/>
    </style:style>
    <style:style style:name="T7" style:family="text">
      <style:text-properties officeooo:rsid="0013b5fc"/>
    </style:style>
    <style:style style:name="T8" style:family="text">
      <style:text-properties officeooo:rsid="00150835"/>
    </style:style>
    <style:style style:name="T9" style:family="text">
      <style:text-properties officeooo:rsid="001636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6/2/2016</text:p>
      <text:p text:style-name="P1"/>
      <text:p text:style-name="P1"/>
      <text:p text:style-name="P7">Brief client, premier RDV</text:p>
      <text:p text:style-name="P2"/>
      <text:p text:style-name="P2"/>
      <text:p text:style-name="P2">But de la conférence : </text:p>
      <text:p text:style-name="P2">- Rencontre de univers des sciences sociales et sciences naturelles</text:p>
      <text:p text:style-name="P2">- mettre en contact deux mondes différents : les hommes et les animaux</text:p>
      <text:p text:style-name="P2">- grande attente <text:span text:style-name="T3">du public</text:span></text:p>
      <text:p text:style-name="P2">- <text:span text:style-name="T4">ouvert au grand public, gratuité</text:span></text:p>
      <text:p text:style-name="P2"/>
      <text:p text:style-name="P2"/>
      <text:p text:style-name="P8">Exemple de site prééxistant présentant l'évènement : </text:p>
      <text:p text:style-name="P2">- Le site Branly n'est qu'une page, pas le cas pour le client.</text:p>
      <text:p text:style-name="P2">- Le client précise qu'il aime l'utilisation de la photo sur ce site, (photo en bg, plein écran, et site au graphisme très épuré et où l'information est distribuée très clairement.</text:p>
      <text:p text:style-name="P2">- souhaite site plus complet</text:p>
      <text:p text:style-name="P2">- voir exemple site cycle de conférences : </text:p>
      <text:p text:style-name="P2"><text:a xlink:type="simple" xlink:href="http://www.fondationecolo.org/l-anthropocene">http://www.fondationecolo.org/l-anthropocene</text:a></text:p>
      <text:p text:style-name="P2">pour référence</text:p>
      <text:p text:style-name="P2"/>
      <text:p text:style-name="P2"/>
      <text:p text:style-name="P9">- vidéos du colloque pourront éventuellement être mise en ligne ensuite.</text:p>
      <text:p text:style-name="P9"/>
      <text:p text:style-name="P9">- Site doit être responsive</text:p>
      <text:p text:style-name="P9"/>
      <text:p text:style-name="P9">- Dans la partie programme :</text:p>
      <text:p text:style-name="P9"><text:tab/>- il doit être possible de cliquer sur le titre d'une communication pour en ouvrir le contenu <text:tab/>(résumé et nom intervenant)</text:p>
      <text:p text:style-name="P9"/>
      <text:p text:style-name="P9"><text:tab/>- Le client insiste que sur une même page, dans le programme, le <text:span text:style-name="T1">communiquant</text:span> et le <text:tab/>résumé doivent être accessible (par effet popup?)</text:p>
      <text:p text:style-name="P9"/>
      <text:p text:style-name="P2">- le client fourni un projet d'affiche pour <text:span text:style-name="T1">l’événement</text:span> par email, cependant ni la charte graphique, la police, la colorimétrie ne lui convienne.</text:p>
      <text:p text:style-name="P2"/>
      <text:p text:style-name="P2">- Ce document doit toutefois être utilisé comme référence pour les logos des partenaires (certains partenaires utilisant des logos spécifiques selon chaque type de communication)</text:p>
      <text:p text:style-name="P2"/>
      <text:p text:style-name="P2">- Ce document décrit cependant la requête du client et les fondements de <text:span text:style-name="T1">l’événement</text:span> : la circulation entre humains et animaux, au même niveau dans la maison, sur ce visuel.</text:p>
      <text:p text:style-name="P2"/>
      <text:p text:style-name="P2">- Les animaux, les végétaux et les hommes sont représentés et doivent figurer sur les visuels du site.</text:p>
      <text:p text:style-name="P6"/>
      <text:p text:style-name="P6">- L'aspect paysage, vaste, est à mettre en avant. Le site ne doit pas mettr een avant que l'aspect animal mais aussi le végétal.</text:p>
      <text:p text:style-name="P2"/>
      <text:p text:style-name="P3">- Le client précise que le site et l’événement sont destinés au grand public et à la vulgarisation, <text:span text:style-name="T2">au grand public parisien, mais avec des visées et vues internationales, d'où la version anglaise.</text:span></text:p>
      <text:p text:style-name="P3"><text:soft-page-break/></text:p>
      <text:p text:style-name="P3">- Chaque chercheur y présentera un bilan qui donnera lieu à un <text:span text:style-name="T1">échange</text:span>, pas <text:span text:style-name="T1">véritablement</text:span> à un colloque.</text:p>
      <text:p text:style-name="P4"/>
      <text:p text:style-name="P4">- Le site à un but <text:span text:style-name="T3">promotionnel</text:span> pour le milieu scientifique </text:p>
      <text:p text:style-name="P3"/>
      <text:p text:style-name="P5">- Le client précise qu'il sera notre unique <text:span text:style-name="T3">commanditaire</text:span> et interlocuteur.</text:p>
      <text:p text:style-name="P5"/>
      <text:p text:style-name="P10">- <text:span text:style-name="T6">I</text:span>l souhaite pouvoir se charger et <text:span text:style-name="T3">accéder</text:span> à la partie administrative, pour effectuer les modifications nécessaires (WP semble <text:span text:style-name="T3">pertinent).</text:span> </text:p>
      <text:p text:style-name="P11"/>
      <text:p text:style-name="P4">- Les logos des partenaires sont à trouver sur le net et doivent être identiques au poster, comporter la même forme (attention aux variantes)</text:p>
      <text:p text:style-name="P4"/>
      <text:p text:style-name="P11">- Le <text:span text:style-name="T3">client</text:span> précise aussi que la version multilingue du site doit être distincte, séparée : un accès distinct pour chaque langue.</text:p>
      <text:p text:style-name="P11"/>
      <text:p text:style-name="P4">- Une rubrique (une page et un élément du menu) doit être consacrée aux intervenants. Il <text:span text:style-name="T8">de</text:span>vra y présenter leurs liens (sites, autres infos)</text:p>
      <text:p text:style-name="P4"/>
      <text:p text:style-name="P11">- Nous sommes chargés de fournir au client l'hébergement et l'URL</text:p>
      <text:p text:style-name="P11"/>
      <text:p text:style-name="P11">- Nous devons choisir l'URL s'approchant au mieux du nom du site et selon disponibilité, le client propose : colloquedomestication.fr</text:p>
      <text:p text:style-name="P11"/>
      <text:p text:style-name="P4">- La page et partie infos pratiques et très importante, étant donné que <text:span text:style-name="T3">événement</text:span> se produit sur deux lieux distincts : chaque lieu devra <text:span text:style-name="T3">être</text:span> présenté avec un plan, ses accès aux transports, …</text:p>
      <text:p text:style-name="P4"/>
      <text:p text:style-name="P4">- Le client insiste sur le fait qu'il est important pour chaque journée <text:span text:style-name="T3">que</text:span> le programme renvoi<text:span text:style-name="T7">t</text:span> vers le bon lieu (chaque intervention?) afin que le visiteur comprenne aisément l'adresse et le lieu et l'accès pour chaque journée et <text:span text:style-name="T3">chaque</text:span> communication </text:p>
      <text:p text:style-name="P4"/>
      <text:p text:style-name="P4">- Le client souhaite que ces infos soit répétées et présentes et précisées dans le programme systématiquement. (séparer les journées avec des couleurs?)</text:p>
      <text:p text:style-name="P4"/>
      <text:p text:style-name="P4">- Les infos pratiques doivent impérativement présentes dans le menu, à la racine du menu.</text:p>
      <text:p text:style-name="P4"/>
      <text:p text:style-name="P4">- Le client a une attente très précise pour le menu qui doit se composer ainsi : </text:p>
      <text:p text:style-name="P4">Présentation / Programme / Résumé / Intervenants / Infos Pratiques</text:p>
      <text:p text:style-name="P4"/>
      <text:p text:style-name="P11">- Une miniature de l'affiche doit aussi être présente sur la première page, être cliquable et renvoyer vers le programme en PDF</text:p>
      <text:p text:style-name="P11"/>
      <text:p text:style-name="P4">- Les logos et liens vers les partenaires doivent être cités sur la page, le côté ou le footer</text:p>
      <text:p text:style-name="P4"/>
      <text:p text:style-name="P11">- <text:span text:style-name="T9">Un lien menant vers le site de chaque partenaire s'il existe devra être rendu accessible depuis leur logo.</text:span></text:p>
      <text:p text:style-name="P11"/>
      <text:p text:style-name="P11">- Aucun lien vers les réseaux sociaux n'est à ajouter.</text:p>
      <text:p text:style-name="P11"/>
      <text:p text:style-name="P4"><text:soft-page-break/></text:p>
      <text:p text:style-name="P4">- Le client souhaite que la page d'accueil présente le résumé brief <text:span text:style-name="T5">(en italique)</text:span>, ainsi que le résumé long ensuite.</text:p>
      <text:p text:style-name="P4"/>
      <text:p text:style-name="P4">- D'autres solutions et <text:span text:style-name="T3">propositions</text:span> sont <text:span text:style-name="T3">apportées</text:span> et faites au client afin de luis proposer <text:span text:style-name="T3">éventuellement</text:span> de <text:span text:style-name="T3">déplacer</text:span> le résumé long ou <text:span text:style-name="T3">présentation</text:span> longue vers un onglet présentation ou via un lien en savoir plus placé sous le résumé court.</text:p>
      <text:p text:style-name="P4"/>
      <text:p text:style-name="P6">- Sur la page d'accueil les <text:span text:style-name="T3">éléments</text:span> importants sont les dates et noms de colloque (voire les lieux)</text:p>
      <text:p text:style-name="P6"/>
      <text:p text:style-name="P6">- Le changement de langue est aussi <text:span text:style-name="T3">très</text:span> important pour le cli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4:12:19.709390908</meta:creation-date>
    <dc:date>2016-02-16T15:55:32.472243298</dc:date>
    <meta:editing-duration>PT58M34S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3" meta:paragraph-count="49" meta:word-count="792" meta:character-count="4716" meta:non-whitespace-character-count="3962"/>
  </office:meta>
</office:document-meta>
</file>